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p text:style-name="Text_20_body">Planificació Curs TIC0037-101 HTML5 i CSS</text:p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Formularis en HTML5</text:p>
        </text:list-item>
        <text:list-item>
          <text:p text:style-name="P1">Javascript - Conceptes Bàsics</text:p>
        </text:list-item>
        <text:list-item>
          <text:p text:style-name="P1">Entorn de Treball</text:p>
        </text:list-item>
        <text:list-item>
          <text:p text:style-name="P1">Preprocessadors</text:p>
        </text:list-item>
      </text:list>
      <text:h text:style-name="Heading_20_2" text:outline-level="2">UD02 - Conceptes Bàsics</text:h>
      <text:list text:style-name="L2">
        <text:list-item>
          <text:p text:style-name="P2">CSS - Conceptes Bàsic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Variables</text:p>
            </text:list-item>
            <text:list-item>
              <text:p text:style-name="P3">Aritmètica</text:p>
            </text:list-item>
            <text:list-item>
              <text:p text:style-name="P3">Regles "AT" (@)</text:p>
            </text:list-item>
          </text:list>
        </text:list-item>
        <text:list-item>
          <text:p text:style-name="P2">Javascript - jQuery</text:p>
        </text:list-item>
      </text:list>
      <text:h text:style-name="Heading_20_2" text:outline-level="2">UD03 - CSS Posicionament i Ancoratge</text:h>
      <text:list text:style-name="L4">
        <text:list-item>
          <text:p text:style-name="P4">CSS - Posicionament i Ancoratge</text:p>
          <text:list text:style-name="L5">
            <text:list-item>
              <text:p text:style-name="P5">Tipus de posicionament (Propietat <text:span text:style-name="Source_Text">position</text:span>)</text:p>
            </text:list-item>
            <text:list-item>
              <text:p text:style-name="P5">Ancoratge dels elements (Propietat <text:span text:style-name="Source_Text">display</text:span>)</text:p>
            </text:list-item>
            <text:list-item>
              <text:p text:style-name="P5">Model de Capes (stacking context)</text:p>
            </text:list-item>
            <text:list-item>
              <text:p text:style-name="P5">Model de Caixa (Box Model)</text:p>
            </text:list-item>
            <text:list-item>
              <text:p text:style-name="P5">Marges</text:p>
            </text:list-item>
            <text:list-item>
              <text:p text:style-name="P5">Voreres</text:p>
            </text:list-item>
          </text:list>
        </text:list-item>
        <text:list-item>
          <text:p text:style-name="P4">Javascript - Components CSS</text:p>
        </text:list-item>
      </text:list>
      <text:h text:style-name="Heading_20_2" text:outline-level="2">UD04 - CSS Maquetació</text:h>
      <text:list text:style-name="L6">
        <text:list-item>
          <text:p text:style-name="P6">CSS - Maquetació</text:p>
          <text:list text:style-name="L7">
            <text:list-item>
              <text:p text:style-name="P7">Maquetació amb Floats</text:p>
            </text:list-item>
            <text:list-item>
              <text:p text:style-name="P7">Flexbox</text:p>
            </text:list-item>
            <text:list-item>
              <text:p text:style-name="P7">Grid Layout</text:p>
            </text:list-item>
            <text:list-item>
              <text:p text:style-name="P7">Disseny Responsiu</text:p>
            </text:list-item>
          </text:list>
        </text:list-item>
        <text:list-item>
          <text:p text:style-name="P6">Javascript - Programació Asíncrona</text:p>
        </text:list-item>
      </text:list>
      <text:h text:style-name="Heading_20_2" text:outline-level="2">UD05 - CSS Aspecte i Efectes</text:h>
      <text:list text:style-name="L8">
        <text:list-item>
          <text:p text:style-name="P8">CSS - Estètica i animació</text:p>
          <text:list text:style-name="L9">
            <text:list-item>
              <text:p text:style-name="P9">Color, Contrast i espaiat</text:p>
            </text:list-item>
            <text:list-item>
              <text:p text:style-name="P9">Tipografia</text:p>
            </text:list-item>
            <text:list-item>
              <text:p text:style-name="P9">Fons (sòlids, grandients, imatges, combinació...)</text:p>
            </text:list-item>
            <text:list-item>
              <text:p text:style-name="P9">Ombres</text:p>
            </text:list-item>
            <text:list-item>
              <text:p text:style-name="P9">Transicions</text:p>
            </text:list-item>
            <text:list-item>
              <text:p text:style-name="P9">Transformacions</text:p>
            </text:list-item>
            <text:list-item>
              <text:p text:style-name="P9">Animacions</text:p>
            </text:list-item>
          </text:list>
        </text:list-item>
        <text:list-item>
          <text:p text:style-name="P8">Frameworks CSS</text:p>
          <text:list text:style-name="L10">
            <text:list-item>
              <text:p text:style-name="P10">Bootstrap</text:p>
            </text:list-item>
            <text:list-item>
              <text:p text:style-name="P10">jQuery-UI / jQuery-Mobile</text:p>
            </text:list-item>
          </text:list>
        </text:list-item>
        <text:list-item>
          <text:p text:style-name="P8">Javascript - APIs HTML5</text:p>
        </text:list-item>
      </text:list>
      <text:h text:style-name="Heading_20_2" text:outline-level="2">UD06 - Projecte Final</text:h>
      <text:list text:style-name="L11">
        <text:list-item>
          <text:p text:style-name="P11">Projecte F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